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4882" officeooo:paragraph-rsid="00144882" style:font-weight-asian="bold" style:font-weight-complex="bold"/>
    </style:style>
    <style:style style:name="P2" style:family="paragraph" style:parent-style-name="Standard">
      <style:text-properties fo:font-weight="bold" officeooo:rsid="00144882" officeooo:paragraph-rsid="00144882" style:font-weight-asian="bold" style:font-weight-complex="bold"/>
    </style:style>
    <style:style style:name="P3" style:family="paragraph" style:parent-style-name="Standard">
      <style:text-properties fo:font-weight="bold" officeooo:paragraph-rsid="001d9345" style:font-weight-asian="bold" style:font-weight-complex="bold"/>
    </style:style>
    <style:style style:name="P4" style:family="paragraph" style:parent-style-name="Standard">
      <style:text-properties style:text-position="0% 100%" style:font-name="Liberation Serif1" fo:font-weight="normal" officeooo:rsid="001d9345" officeooo:paragraph-rsid="001d9345" style:font-weight-asian="normal" style:font-weight-complex="normal"/>
    </style:style>
    <style:style style:name="P5" style:family="paragraph" style:parent-style-name="Standard">
      <style:text-properties style:text-position="0% 100%" style:font-name="Liberation Serif1" fo:font-weight="bold" officeooo:rsid="001d9345" officeooo:paragraph-rsid="001d9345" style:font-weight-asian="bold" style:font-weight-complex="bold"/>
    </style:style>
    <style:style style:name="P6" style:family="paragraph" style:parent-style-name="Standard" style:list-style-name="L1">
      <style:text-properties fo:font-weight="normal" officeooo:paragraph-rsid="002436a8" style:font-weight-asian="normal" style:font-weight-complex="normal"/>
    </style:style>
    <style:style style:name="P7" style:family="paragraph" style:parent-style-name="Standard" style:list-style-name="L1">
      <style:text-properties style:text-position="0% 100%" style:font-name="Liberation Serif1" officeooo:paragraph-rsid="002436a8"/>
    </style:style>
    <style:style style:name="P8" style:family="paragraph" style:parent-style-name="Standard" style:list-style-name="L1">
      <style:text-properties style:text-position="0% 100%" style:font-name="Liberation Serif1" fo:font-weight="normal" officeooo:rsid="00280673" officeooo:paragraph-rsid="00280673" style:font-weight-asian="normal" style:font-weight-complex="normal"/>
    </style:style>
    <style:style style:name="P9" style:family="paragraph" style:parent-style-name="Standard" style:list-style-name="L1">
      <style:text-properties style:text-position="0% 100%" style:font-name="Liberation Serif1" fo:font-weight="normal" officeooo:paragraph-rsid="001d9345" style:font-weight-asian="normal" style:font-weight-complex="normal"/>
    </style:style>
    <style:style style:name="P10" style:family="paragraph" style:parent-style-name="Standard" style:list-style-name="L1">
      <style:text-properties style:text-position="0% 100%" style:font-name="Liberation Serif1" fo:font-weight="normal" officeooo:rsid="00144882" officeooo:paragraph-rsid="001d9345" style:font-weight-asian="normal" style:font-weight-complex="normal"/>
    </style:style>
    <style:style style:name="P11" style:family="paragraph" style:parent-style-name="Standard" style:list-style-name="L1">
      <style:text-properties style:text-position="0% 100%" style:font-name="Liberation Serif1" fo:font-weight="normal" officeooo:rsid="002436a8" officeooo:paragraph-rsid="002436a8" style:font-weight-asian="normal" style:font-weight-complex="normal"/>
    </style:style>
    <style:style style:name="P12" style:family="paragraph" style:parent-style-name="Standard" style:list-style-name="L2">
      <style:text-properties style:text-position="0% 100%" style:font-name="Liberation Serif1" fo:font-weight="normal" officeooo:rsid="001d9345" officeooo:paragraph-rsid="0020792f" style:font-weight-asian="normal" style:font-weight-complex="normal"/>
    </style:style>
    <style:style style:name="P13" style:family="paragraph" style:parent-style-name="Standard" style:list-style-name="L2">
      <style:text-properties style:text-position="0% 100%" style:font-name="Liberation Serif1" fo:font-weight="normal" officeooo:rsid="001d9345" officeooo:paragraph-rsid="001d9345" style:font-weight-asian="normal" style:font-weight-complex="normal"/>
    </style:style>
    <style:style style:name="P14" style:family="paragraph" style:parent-style-name="Standard" style:list-style-name="L2">
      <style:text-properties style:text-position="0% 100%" style:font-name="Liberation Serif1" fo:font-weight="normal" officeooo:rsid="001efc88" officeooo:paragraph-rsid="001efc88" style:font-weight-asian="normal" style:font-weight-complex="normal"/>
    </style:style>
    <style:style style:name="P15" style:family="paragraph" style:parent-style-name="Standard" style:list-style-name="L2">
      <style:text-properties style:text-position="0% 100%" style:font-name="Liberation Serif1" fo:font-weight="normal" officeooo:rsid="001e82e6" officeooo:paragraph-rsid="001e82e6" style:font-weight-asian="normal" style:font-weight-complex="normal"/>
    </style:style>
    <style:style style:name="P16" style:family="paragraph" style:parent-style-name="Standard" style:list-style-name="L2">
      <style:text-properties style:text-position="0% 100%" style:font-name="Liberation Serif1" fo:font-weight="normal" officeooo:rsid="001e82e6" officeooo:paragraph-rsid="0026d110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paragraph-rsid="0025dcb9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rsid="0015da50" officeooo:paragraph-rsid="0025dcb9" style:font-weight-asian="normal" style:font-weight-complex="normal"/>
    </style:style>
    <style:style style:name="P19" style:family="paragraph" style:parent-style-name="Standard" style:list-style-name="L2">
      <style:text-properties style:text-position="0% 100%" style:font-name="Liberation Serif1" fo:font-weight="normal" officeooo:rsid="0026d110" officeooo:paragraph-rsid="0026d110" style:font-weight-asian="normal" style:font-weight-complex="normal"/>
    </style:style>
    <style:style style:name="P20" style:family="paragraph" style:parent-style-name="Standard" style:list-style-name="L2">
      <style:text-properties officeooo:paragraph-rsid="001d93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6a8" style:font-weight-asian="bold" style:font-weight-complex="bold"/>
    </style:style>
    <style:style style:name="T3" style:family="text">
      <style:text-properties fo:font-weight="bold" officeooo:rsid="0025dcb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80673" style:font-weight-asian="normal" style:font-weight-complex="normal"/>
    </style:style>
    <style:style style:name="T6" style:family="text">
      <style:text-properties officeooo:rsid="001ffd4b"/>
    </style:style>
    <style:style style:name="T7" style:family="text">
      <style:text-properties officeooo:rsid="001d9345"/>
    </style:style>
    <style:style style:name="T8" style:family="text">
      <style:text-properties style:text-position="0% 100%" style:font-name="Liberation Serif1" fo:font-weight="normal" officeooo:rsid="001d9345" style:font-weight-asian="normal" style:font-weight-complex="normal"/>
    </style:style>
    <style:style style:name="T9" style:family="text">
      <style:text-properties style:text-position="0% 100%" style:font-name="Liberation Serif1" fo:font-weight="normal" officeooo:rsid="001efc88" style:font-weight-asian="normal" style:font-weight-complex="normal"/>
    </style:style>
    <style:style style:name="T10" style:family="text">
      <style:text-properties style:text-position="0% 100%" style:font-name="Liberation Serif1" fo:font-weight="normal" officeooo:rsid="002a77e7" style:font-weight-asian="normal" style:font-weight-complex="normal"/>
    </style:style>
    <style:style style:name="T11" style:family="text">
      <style:text-properties officeooo:rsid="0020792f"/>
    </style:style>
    <style:style style:name="T12" style:family="text">
      <style:text-properties officeooo:rsid="00213ccb"/>
    </style:style>
    <style:style style:name="T13" style:family="text">
      <style:text-properties officeooo:rsid="0021eb66"/>
    </style:style>
    <style:style style:name="T14" style:family="text">
      <style:text-properties officeooo:rsid="002436a8"/>
    </style:style>
    <style:style style:name="T15" style:family="text">
      <style:text-properties officeooo:rsid="002daf05"/>
    </style:style>
    <style:style style:name="T16" style:family="text">
      <style:text-properties officeooo:rsid="00304011"/>
    </style:style>
    <style:style style:name="T17" style:family="text">
      <style:text-properties officeooo:rsid="0025dcb9"/>
    </style:style>
    <style:style style:name="T18" style:family="text">
      <style:text-properties officeooo:rsid="002797f2"/>
    </style:style>
    <style:style style:name="T19" style:family="text">
      <style:text-properties officeooo:rsid="00280673"/>
    </style:style>
    <style:style style:name="T20" style:family="text">
      <style:text-properties officeooo:rsid="002c28be"/>
    </style:style>
    <style:style style:name="T21" style:family="text">
      <style:text-properties officeooo:rsid="002dc6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e recognition in LR(k) grammars</text:p>
      <text:p text:style-name="P2"/>
      <text:p text:style-name="P3">LR(k) grammars</text:p>
      <text:list xml:id="list1555233607" text:style-name="L1">
        <text:list-item>
          <text:p text:style-name="P6">Are grammars </text:p>
          <text:list>
            <text:list-item>
              <text:p text:style-name="P6">which can be parsed by <text:span text:style-name="T1">scanning the input string left-to-right</text:span> with k amounts of lookahead and </text:p>
            </text:list-item>
            <text:list-item>
              <text:p text:style-name="P6"><text:span text:style-name="T14">which </text:span>ensur<text:span text:style-name="T14">e</text:span> that the reductions <text:span text:style-name="T14">on the input string while parsing </text:span>mimic the <text:span text:style-name="T1">reverse order of </text:span><text:span text:style-name="T2">the</text:span><text:span text:style-name="T1"> rightmost derivation </text:span><text:span text:style-name="T2">of the string</text:span>.</text:p>
            </text:list-item>
          </text:list>
        </text:list-item>
        <text:list-item>
          <text:p text:style-name="P7">LR(k)<text:span text:style-name="T7">-based</text:span> parsers</text:p>
          <text:list>
            <text:list-item>
              <text:p text:style-name="P7"><text:span text:style-name="T19">C</text:span>an parse left recursive grammars </text:p>
            </text:list-item>
            <text:list-item>
              <text:p text:style-name="P7"><text:span text:style-name="T5">D</text:span><text:span text:style-name="T4">on't need left factored grammars unlike predictive LL(k) parsers.</text:span></text:p>
            </text:list-item>
            <text:list-item>
              <text:p text:style-name="P8">Can't parse ambiguous grammars(because no automaton can)</text:p>
            </text:list-item>
          </text:list>
        </text:list-item>
        <text:list-item>
          <text:p text:style-name="P9">Grammars are not LR(k) if they can't be parsed under the above two rules and thus result in conflicts</text:p>
        </text:list-item>
        <text:list-item>
          <text:p text:style-name="P10"><text:span text:style-name="T6">I</text:span>f k is not mentioned it is assumed that k = 1.</text:p>
        </text:list-item>
        <text:list-item>
          <text:p text:style-name="P11">LR(k) grammars can be parsed by reducing handles based on heuristics. These reductions are always successful, i.e., they do not result in a parsing error. Conflicts may occur though, which is detected in the design stage of a compiler.</text:p>
        </text:list-item>
      </text:list>
      <text:p text:style-name="P4"/>
      <text:p text:style-name="P5">LR-based parsers</text:p>
      <text:list xml:id="list228281562" text:style-name="L2">
        <text:list-item>
          <text:p text:style-name="P12"><text:span text:style-name="T11">LR based parsers recognize handles by appl</text:span><text:span text:style-name="T14">ying</text:span><text:span text:style-name="T11"> the reduce action</text:span><text:span text:style-name="T12"> based on heuristics.</text:span></text:p>
        </text:list-item>
        <text:list-item>
          <text:p text:style-name="P13">Based on the heuristic used to recognize handles, LR-based parsers <text:span text:style-name="T20">can be classified as(Figure 9),</text:span></text:p>
          <text:list>
            <text:list-item>
              <text:p text:style-name="P14"><text:a xlink:type="simple" xlink:href="../LR(0)%20and%20SLR(1)%20parser.odt">LR(0) parser</text:a></text:p>
            </text:list-item>
            <text:list-item>
              <text:p text:style-name="P20"><text:a xlink:type="simple" xlink:href="../LR(0)%20and%20SLR(1)%20parser.odt"><text:span text:style-name="T8">SLR</text:span></text:a><text:a xlink:type="simple" xlink:href="../LR(0)%20and%20SLR(1)%20parser.odt"><text:span text:style-name="T9">(1)</text:span></text:a><text:a xlink:type="simple" xlink:href="../LR(0)%20and%20SLR(1)%20parser.odt"><text:span text:style-name="T8"> parser</text:span></text:a></text:p>
            </text:list-item>
            <text:list-item>
              <text:p text:style-name="P20"><text:a xlink:type="simple" xlink:href="../Canonical%20LR(1)%20parser.odt"><text:span text:style-name="T8">Canonical LR</text:span></text:a><text:a xlink:type="simple" xlink:href="../Canonical%20LR(1)%20parser.odt"><text:span text:style-name="T9">(1)</text:span></text:a><text:a xlink:type="simple" xlink:href="../Canonical%20LR(1)%20parser.odt"><text:span text:style-name="T8"> parser</text:span></text:a></text:p>
            </text:list-item>
            <text:list-item>
              <text:p text:style-name="P20"><text:a xlink:type="simple" xlink:href="../LALR(1)%20parser.odt"><text:span text:style-name="T10">LALR(1) parser</text:span></text:a></text:p>
            </text:list-item>
          </text:list>
        </text:list-item>
        <text:list-item>
          <text:p text:style-name="P15">Every LR-based parser is based on a common strain</text:p>
          <text:list>
            <text:list-item>
              <text:p text:style-name="P15">They recognize handles based on keeping track of <text:span text:style-name="T1">viable prefixes</text:span><text:span text:style-name="T3">(prefixes of handles)</text:span>. This they do using an automaton <text:span text:style-name="T13">and a stack</text:span>.</text:p>
              <text:list>
                <text:list-item>
                  <text:p text:style-name="P17"><text:span text:style-name="T15">The scan </text:span><text:span text:style-name="T16">of the input string </text:span><text:span text:style-name="T15">goes from left to right and transitions in the automaton guide </text:span><text:span text:style-name="T21">the </text:span><text:span text:style-name="T15">shifting of input symbols into the stack.</text:span></text:p>
                </text:list-item>
                <text:list-item>
                  <text:p text:style-name="P17"><text:span text:style-name="T15">Once a handle is recognized </text:span><text:span text:style-name="T18">based on heuristics</text:span><text:span text:style-name="T15">, a reduction move is applied,</text:span><text:span text:style-name="T16"> pop</text:span><text:span text:style-name="T18">p</text:span><text:span text:style-name="T16">ing of the symbols representing a handle </text:span><text:span text:style-name="T15">and </text:span><text:span text:style-name="T16">pushing </text:span><text:span text:style-name="T15">the reduced symbol is back into the stack.</text:span></text:p>
                </text:list-item>
                <text:list-item>
                  <text:p text:style-name="P18"><text:span text:style-name="T15">After a reduction move, </text:span><text:span text:style-name="T16">the stack </text:span><text:span text:style-name="T17">has been </text:span><text:span text:style-name="T16">modified and thus </text:span><text:span text:style-name="T15">the current context</text:span><text:span text:style-name="T16">(state of parsing)</text:span><text:span text:style-name="T15"> is regained by reading symbols from the stack(bottom to top) and letting the automaton guide the parser to </text:span><text:span text:style-name="T16">a state in the automaton representing the current parser state</text:span><text:span text:style-name="T15">. Reading of input symbols is </text:span><text:span text:style-name="T16">continued</text:span><text:span text:style-name="T15"> once the current context is regained.</text:span></text:p>
                </text:list-item>
              </text:list>
            </text:list-item>
            <text:list-item>
              <text:p text:style-name="P16"><text:span text:style-name="T18">Thus the different types of parsers</text:span><text:span text:style-name="T17"> differ only in the use </text:span>particular heuristic<text:span text:style-name="T17">s</text:span> to guide their decision on when to reduce <text:span text:style-name="T18">to </text:span>facilitate the recognition of handles. </text:p>
            </text:list-item>
            <text:list-item>
              <text:p text:style-name="P19">The automaton of each different type of parser which guides the parser on shift-reduce decisions based on heuristics can be encoded into a table called the parser table.</text:p>
            </text:list-item>
            <text:list-item>
              <text:p text:style-name="P19">Parser tables have a row for each state of the automaton and a column for each terminal and non-terminal, including the end-marker, $. The entries specify what must be done when the parser is in <text:s/>a particular state and a symbol(terminal, non-terminal, $) is encountered. The possible actions are shift, reduce and err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22T06:23:39</meta:creation-date>
    <dc:date>2013-02-02T11:57:59</dc:date>
    <dc:creator>Kempa </dc:creator>
    <meta:editing-duration>PT5H39M32S</meta:editing-duration>
    <meta:editing-cycles>22</meta:editing-cycles>
    <meta:generator>LibreOffice/3.6$Linux_x86 LibreOffice_project/360m1$Build-2</meta:generator>
    <meta:document-statistic meta:table-count="0" meta:image-count="0" meta:object-count="0" meta:page-count="1" meta:paragraph-count="27" meta:word-count="452" meta:character-count="2626" meta:non-whitespace-character-count="2220"/>
  </office:meta>
</office:document-meta>
</file>